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Arial, sans-serif"/>
    <style:font-face style:name="apple-system" svg:font-family="apple-system, BlinkMacSystemFont, Roboto, 'Helvetica Neue',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mm" fo:margin-right="0mm" fo:line-height="150%" fo:text-align="center" style:justify-single-word="false" fo:text-indent="7mm" style:auto-text-indent="false">
        <style:tab-stops>
          <style:tab-stop style:position="7.94mm"/>
        </style:tab-stops>
      </style:paragraph-properties>
      <style:text-properties fo:font-size="14pt" officeooo:rsid="00010739" officeooo:paragraph-rsid="00010739" style:font-size-asian="12.25pt" style:font-size-complex="14pt"/>
    </style:style>
    <style:style style:name="P3" style:family="paragraph" style:parent-style-name="Standard" style:master-page-name="First_20_Page">
      <style:paragraph-properties fo:margin-left="0mm" fo:margin-right="0mm" fo:line-height="150%" fo:text-align="center" style:justify-single-word="false" fo:text-indent="7mm" style:auto-text-indent="false" style:page-number="auto">
        <style:tab-stops>
          <style:tab-stop style:position="7.94mm"/>
        </style:tab-stops>
      </style:paragraph-properties>
      <style:text-properties fo:font-size="14pt" officeooo:rsid="00010739" officeooo:paragraph-rsid="00010739" style:font-size-asian="12.25pt" style:font-size-complex="14pt"/>
    </style:style>
    <style:style style:name="P4" style:family="paragraph" style:parent-style-name="Standard">
      <loext:graphic-properties draw:fill="none"/>
      <style:paragraph-properties fo:margin-left="0mm" fo:margin-right="0.25mm" fo:margin-top="0mm" fo:margin-bottom="0mm" loext:contextual-spacing="false" fo:line-height="150%" fo:text-align="center" style:justify-single-word="false" fo:text-indent="0mm" style:auto-text-indent="false" fo:background-color="transparent">
        <style:tab-stops>
          <style:tab-stop style:position="0mm"/>
        </style:tab-stops>
      </style:paragraph-properties>
      <style:text-properties style:font-name="Times New Roman" fo:font-size="14pt" style:text-underline-style="none" officeooo:rsid="00179029" officeooo:paragraph-rsid="00010739" style:font-size-asian="12.25pt" style:font-size-complex="14pt"/>
    </style:style>
    <style:style style:name="P5" style:family="paragraph" style:parent-style-name="Standard">
      <loext:graphic-properties draw:fill="none"/>
      <style:paragraph-properties fo:margin-left="0mm" fo:margin-right="0.25mm" fo:margin-top="0mm" fo:margin-bottom="0mm" loext:contextual-spacing="false" fo:line-height="150%" fo:text-align="center" style:justify-single-word="false" fo:text-indent="0mm" style:auto-text-indent="false" fo:background-color="transparent">
        <style:tab-stops>
          <style:tab-stop style:position="0mm"/>
        </style:tab-stops>
      </style:paragraph-properties>
      <style:text-properties style:font-name="Times New Roman" fo:font-size="14pt" style:text-underline-style="none" officeooo:rsid="00010739" officeooo:paragraph-rsid="00010739" style:font-size-asian="12.25pt" style:font-size-complex="14pt"/>
    </style:style>
    <style:style style:name="P6" style:family="paragraph" style:parent-style-name="Standard">
      <loext:graphic-properties draw:fill="none"/>
      <style:paragraph-properties fo:margin-left="0mm" fo:margin-right="0.25mm" fo:margin-top="0mm" fo:margin-bottom="0mm" loext:contextual-spacing="false" fo:line-height="150%" fo:text-align="end" style:justify-single-word="false" fo:text-indent="0mm" style:auto-text-indent="false" fo:background-color="transparent">
        <style:tab-stops>
          <style:tab-stop style:position="0mm"/>
        </style:tab-stops>
      </style:paragraph-properties>
      <style:text-properties style:font-name="Times New Roman" fo:font-size="14pt" style:text-underline-style="none" officeooo:rsid="00194b56" officeooo:paragraph-rsid="00010739" style:font-size-asian="12.25pt" style:font-size-complex="14pt"/>
    </style:style>
    <style:style style:name="P7" style:family="paragraph" style:parent-style-name="Standard">
      <loext:graphic-properties draw:fill="none"/>
      <style:paragraph-properties fo:margin-left="0mm" fo:margin-right="0.25mm" fo:margin-top="0mm" fo:margin-bottom="0mm" loext:contextual-spacing="false" fo:line-height="150%" fo:text-align="center" style:justify-single-word="false" fo:text-indent="0mm" style:auto-text-indent="false" fo:background-color="transparent">
        <style:tab-stops>
          <style:tab-stop style:position="0mm"/>
        </style:tab-stops>
      </style:paragraph-properties>
      <style:text-properties style:font-name="Times New Roman" fo:font-size="14pt" style:text-underline-style="none" officeooo:rsid="001ad161" officeooo:paragraph-rsid="00010739" style:font-size-asian="12.25pt" style:font-size-complex="14pt"/>
    </style:style>
    <style:style style:name="P8" style:family="paragraph" style:parent-style-name="Standard">
      <style:paragraph-properties fo:margin-left="0mm" fo:margin-right="0mm" fo:text-indent="0mm" style:auto-text-indent="false"/>
    </style:style>
    <style:style style:name="P9" style:family="paragraph" style:parent-style-name="Text_20_body">
      <style:paragraph-properties fo:line-height="150%"/>
      <style:text-properties fo:font-size="12pt" officeooo:rsid="0002a53b" officeooo:paragraph-rsid="0002a53b" style:font-size-asian="12pt" style:font-size-complex="12pt"/>
    </style:style>
    <style:style style:name="P10" style:family="paragraph" style:parent-style-name="Text_20_body">
      <style:paragraph-properties fo:line-height="150%"/>
      <style:text-properties fo:font-size="12pt" officeooo:rsid="0003e936" officeooo:paragraph-rsid="0003e936" style:font-size-asian="12pt" style:font-size-complex="12pt"/>
    </style:style>
    <style:style style:name="P11" style:family="paragraph" style:parent-style-name="Text_20_body">
      <style:text-properties officeooo:rsid="0005ecbd" officeooo:paragraph-rsid="0005ecbd"/>
    </style:style>
    <style:style style:name="P12" style:family="paragraph" style:parent-style-name="Text_20_body" style:list-style-name="L1">
      <style:text-properties officeooo:rsid="0006fb0d" officeooo:paragraph-rsid="0006fb0d"/>
    </style:style>
    <style:style style:name="P13" style:family="paragraph" style:parent-style-name="Text_20_body">
      <style:text-properties officeooo:rsid="0006fb0d" officeooo:paragraph-rsid="0006fb0d"/>
    </style:style>
    <style:style style:name="P14" style:family="paragraph" style:parent-style-name="Text_20_body" style:list-style-name="L2">
      <style:text-properties officeooo:rsid="0009540d" officeooo:paragraph-rsid="0009540d"/>
    </style:style>
    <style:style style:name="P15" style:family="paragraph" style:parent-style-name="Text_20_body">
      <style:text-properties officeooo:rsid="000aaaac" officeooo:paragraph-rsid="000aaaac"/>
    </style:style>
    <style:style style:name="P16" style:family="paragraph" style:parent-style-name="Text_20_body" style:list-style-name="L2">
      <style:text-properties officeooo:rsid="000c7f4d" officeooo:paragraph-rsid="000c7f4d"/>
    </style:style>
    <style:style style:name="P17" style:family="paragraph" style:parent-style-name="Text_20_body" style:list-style-name="L4">
      <style:text-properties officeooo:rsid="000e8b73" officeooo:paragraph-rsid="000e8b73"/>
    </style:style>
    <style:style style:name="P18" style:family="paragraph" style:parent-style-name="Text_20_body" style:list-style-name="L4">
      <style:text-properties officeooo:rsid="000e8b73" officeooo:paragraph-rsid="000eae68"/>
    </style:style>
    <style:style style:name="P19" style:family="paragraph" style:parent-style-name="Text_20_body">
      <style:text-properties officeooo:rsid="000ed750" officeooo:paragraph-rsid="000ed750"/>
    </style:style>
    <style:style style:name="P20" style:family="paragraph" style:parent-style-name="Text_20_body">
      <style:text-properties officeooo:rsid="00108506" officeooo:paragraph-rsid="00108506"/>
    </style:style>
    <style:style style:name="P21" style:family="paragraph" style:parent-style-name="Text_20_body">
      <style:text-properties officeooo:rsid="00126f34" officeooo:paragraph-rsid="00126f34"/>
    </style:style>
    <style:style style:name="P22" style:family="paragraph" style:parent-style-name="Text_20_body" style:list-style-name="L6">
      <style:text-properties officeooo:rsid="00126f34" officeooo:paragraph-rsid="00126f34"/>
    </style:style>
    <style:style style:name="P23" style:family="paragraph" style:parent-style-name="Text_20_body" style:list-style-name="L6">
      <style:text-properties officeooo:rsid="0014194a" officeooo:paragraph-rsid="0014194a"/>
    </style:style>
    <style:style style:name="P24" style:family="paragraph" style:parent-style-name="Text_20_body" style:list-style-name="L6">
      <style:text-properties officeooo:rsid="0014194a" officeooo:paragraph-rsid="001b9c19"/>
    </style:style>
    <style:style style:name="P25" style:family="paragraph" style:parent-style-name="Text_20_body">
      <style:text-properties officeooo:rsid="0014194a" officeooo:paragraph-rsid="0014194a"/>
    </style:style>
    <style:style style:name="P26" style:family="paragraph" style:parent-style-name="Text_20_body">
      <style:text-properties officeooo:rsid="00159a05" officeooo:paragraph-rsid="00159a05"/>
    </style:style>
    <style:style style:name="P27" style:family="paragraph" style:parent-style-name="Text_20_body">
      <style:text-properties officeooo:rsid="00176970" officeooo:paragraph-rsid="00176970"/>
    </style:style>
    <style:style style:name="P28" style:family="paragraph" style:parent-style-name="Text_20_body">
      <style:text-properties officeooo:rsid="0017a942" officeooo:paragraph-rsid="0017a942"/>
    </style:style>
    <style:style style:name="P29" style:family="paragraph" style:parent-style-name="Text_20_body" style:list-style-name="L6">
      <style:text-properties officeooo:rsid="001b9c19" officeooo:paragraph-rsid="001b9c19"/>
    </style:style>
    <style:style style:name="P30" style:family="paragraph" style:parent-style-name="Text_20_body">
      <style:text-properties officeooo:rsid="001b9c19" officeooo:paragraph-rsid="001b9c19"/>
    </style:style>
    <style:style style:name="P31" style:family="paragraph" style:parent-style-name="Text_20_body">
      <style:text-properties officeooo:rsid="001cd6b2" officeooo:paragraph-rsid="001cd6b2"/>
    </style:style>
    <style:style style:name="P32" style:family="paragraph" style:parent-style-name="Text_20_body" style:list-style-name="L7">
      <style:text-properties fo:font-variant="normal" fo:text-transform="none" fo:color="#444444" style:font-name="Roboto" fo:font-size="9.75pt" fo:letter-spacing="normal" fo:font-style="normal" fo:font-weight="normal" officeooo:paragraph-rsid="002087fe"/>
    </style:style>
    <style:style style:name="P33" style:family="paragraph" style:parent-style-name="Text_20_body" style:list-style-name="L7">
      <style:text-properties fo:font-variant="normal" fo:text-transform="none" fo:color="#444444" style:font-name="Roboto" fo:font-size="9.75pt" fo:letter-spacing="normal" fo:font-style="normal" fo:font-weight="normal" officeooo:rsid="002087fe" officeooo:paragraph-rsid="002087fe"/>
    </style:style>
    <style:style style:name="P34" style:family="paragraph" style:parent-style-name="Text_20_body" style:list-style-name="L6">
      <style:paragraph-properties fo:margin-left="0mm" fo:margin-right="0mm" fo:text-indent="0mm" style:auto-text-indent="false"/>
      <style:text-properties officeooo:rsid="0014194a" officeooo:paragraph-rsid="001b9c19"/>
    </style:style>
    <style:style style:name="P35" style:family="paragraph" style:parent-style-name="Title">
      <style:text-properties style:font-name="Times New Roman" fo:font-size="14pt" style:text-underline-style="none" officeooo:rsid="00194b56" style:font-size-asian="12.25pt" style:font-size-complex="14pt"/>
    </style:style>
    <style:style style:name="P36" style:family="paragraph" style:parent-style-name="Heading_20_1">
      <style:text-properties officeooo:rsid="0002a53b" officeooo:paragraph-rsid="0002a53b"/>
    </style:style>
    <style:style style:name="P37" style:family="paragraph" style:parent-style-name="Heading_20_1">
      <style:text-properties officeooo:rsid="0003e936" officeooo:paragraph-rsid="0003e936"/>
    </style:style>
    <style:style style:name="P38" style:family="paragraph" style:parent-style-name="Heading_20_1">
      <style:text-properties officeooo:rsid="001cd6b2" officeooo:paragraph-rsid="001cd6b2"/>
    </style:style>
    <style:style style:name="P39" style:family="paragraph" style:parent-style-name="Heading_20_1">
      <style:text-properties officeooo:rsid="002087fe" officeooo:paragraph-rsid="002087fe"/>
    </style:style>
    <style:style style:name="P40" style:family="paragraph" style:parent-style-name="Heading_20_2">
      <style:text-properties officeooo:rsid="0003e936" officeooo:paragraph-rsid="0003e936"/>
    </style:style>
    <style:style style:name="P41" style:family="paragraph" style:parent-style-name="Heading_20_2">
      <style:text-properties officeooo:rsid="0006fb0d" officeooo:paragraph-rsid="0006fb0d"/>
    </style:style>
    <style:style style:name="P42" style:family="paragraph" style:parent-style-name="Heading_20_2">
      <style:text-properties officeooo:rsid="00126f34" officeooo:paragraph-rsid="00126f34"/>
    </style:style>
    <style:style style:name="P43" style:family="paragraph" style:parent-style-name="Contents_20_1">
      <style:paragraph-properties>
        <style:tab-stops>
          <style:tab-stop style:position="175.9mm" style:type="right" style:leader-style="dotted" style:leader-text="."/>
        </style:tab-stops>
      </style:paragraph-properties>
    </style:style>
    <style:style style:name="P44"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style:font-name="Times New Roman" fo:font-size="12pt" style:text-underline-style="none" style:font-size-asian="12pt" style:font-size-complex="12pt"/>
    </style:style>
    <style:style style:name="T2" style:family="text">
      <style:text-properties style:font-name="Times New Roman" fo:font-size="12pt" style:text-underline-style="none" officeooo:rsid="00194b56" style:font-size-asian="12pt" style:font-size-complex="12pt"/>
    </style:style>
    <style:style style:name="T3" style:family="text">
      <style:text-properties style:font-name="Times New Roman" fo:font-size="12pt" style:text-underline-style="none" officeooo:rsid="000eae68" style:font-size-asian="12pt" style:font-size-complex="12pt"/>
    </style:style>
    <style:style style:name="T4" style:family="text">
      <style:text-properties style:font-name="Times New Roman" fo:font-size="12pt" style:text-underline-style="none" fo:font-weight="bold" style:font-size-asian="12pt" style:font-weight-asian="bold" style:font-size-complex="12pt" style:font-weight-complex="bold"/>
    </style:style>
    <style:style style:name="T5" style:family="text">
      <style:text-properties officeooo:rsid="00179029"/>
    </style:style>
    <style:style style:name="T6" style:family="text">
      <style:text-properties officeooo:rsid="00194b56"/>
    </style:style>
    <style:style style:name="T7" style:family="text">
      <style:text-properties officeooo:rsid="0003e936"/>
    </style:style>
    <style:style style:name="T8" style:family="text">
      <style:text-properties officeooo:rsid="0006fb0d"/>
    </style:style>
    <style:style style:name="T9" style:family="text">
      <style:text-properties officeooo:rsid="000c7f4d"/>
    </style:style>
    <style:style style:name="T10" style:family="text">
      <style:text-properties fo:font-weight="bold" style:font-weight-asian="bold" style:font-weight-complex="bold"/>
    </style:style>
    <style:style style:name="T11" style:family="text">
      <style:text-properties officeooo:rsid="0017a942"/>
    </style:style>
    <style:style style:name="T12" style:family="text">
      <style:text-properties officeooo:rsid="00196c4f"/>
    </style:style>
    <style:style style:name="T13" style:family="text">
      <style:text-properties officeooo:rsid="001b1a40"/>
    </style:style>
    <style:style style:name="T14" style:family="text">
      <style:text-properties officeooo:rsid="001b9c19"/>
    </style:style>
    <style:style style:name="T15" style:family="text">
      <style:text-properties officeooo:rsid="002087fe"/>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МИНИСТЕРСТВО ОБРАЗОВАНИЯ И НАУКИ РФ</text:p>
      <text:p text:style-name="P2">Федеральное государственное бюджетное образовательное учреждение</text:p>
      <text:p text:style-name="P2">высшего профессионального образования</text:p>
      <text:p text:style-name="P4">«Московский Авиационный Институт»</text:p>
      <text:p text:style-name="P4"/>
      <text:p text:style-name="P4"/>
      <text:p text:style-name="P5">РЕФЕРАТ</text:p>
      <text:p text:style-name="P5">по дисциплине: <text:span text:style-name="T5">«</text:span>Русский язык и культура речи<text:span text:style-name="T5">»</text:span></text:p>
      <text:p text:style-name="P5">на тему: <text:span text:style-name="T6">«</text:span>Язык современной рекламы<text:span text:style-name="T6">»</text:span></text:p>
      <text:p text:style-name="P5"/>
      <text:p text:style-name="P5"/>
      <text:p text:style-name="P5"/>
      <text:p text:style-name="P5"/>
      <text:p text:style-name="P5"/>
      <text:p text:style-name="P5"/>
      <text:p text:style-name="P5"/>
      <text:p text:style-name="P6">Выполнил студент группы М80-107Б-18</text:p>
      <text:p text:style-name="P6">Шичко Алексей Игоревич</text:p>
      <text:p text:style-name="P6"/>
      <text:p text:style-name="P6">Проверила преподаватель:</text:p>
      <text:p text:style-name="P6"/>
      <text:p text:style-name="P6"/>
      <text:p text:style-name="P35"/>
      <text:p text:style-name="P7">Москва</text:p>
      <text:p text:style-name="P7">2018</text:p>
      <text:table-of-content text:style-name="Sect1"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43"><text:a xlink:type="simple" xlink:href="#__RefHeading___Toc871_1389030250" text:style-name="Index_20_Link" text:visited-style-name="Index_20_Link">1. Введение<text:tab/>3</text:a></text:p>
          <text:p text:style-name="P43"><text:a xlink:type="simple" xlink:href="#__RefHeading___Toc873_1389030250" text:style-name="Index_20_Link" text:visited-style-name="Index_20_Link">2. Основная часть<text:tab/>3</text:a></text:p>
          <text:p text:style-name="P44"><text:a xlink:type="simple" xlink:href="#__RefHeading___Toc875_1389030250" text:style-name="Index_20_Link" text:visited-style-name="Index_20_Link">2.1 Общая характеристика рекламы<text:tab/>3</text:a></text:p>
          <text:p text:style-name="P44"><text:a xlink:type="simple" xlink:href="#__RefHeading___Toc877_1389030250" text:style-name="Index_20_Link" text:visited-style-name="Index_20_Link">2.2 Элементы рекламы<text:tab/>4</text:a></text:p>
          <text:p text:style-name="P44"><text:a xlink:type="simple" xlink:href="#__RefHeading___Toc879_1389030250" text:style-name="Index_20_Link" text:visited-style-name="Index_20_Link">2.3 Современные приёмы в рекламе<text:tab/>5</text:a></text:p>
          <text:p text:style-name="P43"><text:a xlink:type="simple" xlink:href="#__RefHeading___Toc881_1389030250" text:style-name="Index_20_Link" text:visited-style-name="Index_20_Link">3. Заключение<text:tab/>6</text:a></text:p>
          <text:p text:style-name="P43"><text:a xlink:type="simple" xlink:href="#__RefHeading___Toc883_1389030250" text:style-name="Index_20_Link" text:visited-style-name="Index_20_Link">4. Список использованной литературы<text:tab/>7</text:a></text:p>
        </text:index-body>
      </text:table-of-content>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h text:style-name="P36" text:outline-level="1"><text:bookmark-start text:name="__RefHeading___Toc871_1389030250"/><text:soft-page-break/>1. Введение<text:bookmark-end text:name="__RefHeading___Toc871_1389030250"/></text:h>
      <text:p text:style-name="P9">В последнее время реклама стала постоянным спутником нашей жизни. Её настолько много, что иногда мы даже не замечаем сколько её видим в день. В автобусе, в метро, в телевизоре, на различных баннерах на улице, в видео на различных платформах, на сайтах и много всего другого.</text:p>
      <text:p text:style-name="P9">В основном польше половины рекламы мы пропускаем, даже не обращая на неё внимание. Но просматриваем остальную часть. Так что же заставляет нас досмотреть какой нибудь 15 секундный рекламный ролик? <text:span text:style-name="T7">Что заставляет компании раз за разом обращаться к рекламщикам, если по логике, для успеха достаточно просто низких цен и хорошей репутации?</text:span></text:p>
      <text:p text:style-name="P10">Мой реферат по данной обусловлен желанием раскрыть какими ещё образами реклама встраивается в нашу жизнь, как это влияет на нас, какие эффекты производит разная реклама, какими приёмами пользуются рекламные компании и как не поддаваться на эти уловки.</text:p>
      <text:h text:style-name="P37" text:outline-level="1"><text:bookmark-start text:name="__RefHeading___Toc873_1389030250"/>2. Основная часть<text:bookmark-end text:name="__RefHeading___Toc873_1389030250"/></text:h>
      <text:h text:style-name="P40" text:outline-level="2"><text:bookmark-start text:name="__RefHeading___Toc875_1389030250"/>2.1 Общая характеристика рекламы<text:bookmark-end text:name="__RefHeading___Toc875_1389030250"/></text:h>
      <text:p text:style-name="P11">Реклама – (лат. reclama – выкрикивать) направление в маркетинговых коммуникациях, в рамках которого производится распространение информации. <text:span text:style-name="T8">Это передача информации, обычно оплачиваемая и имеющая характер убеждения посредством различных носителей. Основные признки:</text:span></text:p>
      <text:list xml:id="list3004515183" text:style-name="L1">
        <text:list-item>
          <text:p text:style-name="P12">Односторонне направленный процесс</text:p>
        </text:list-item>
        <text:list-item>
          <text:p text:style-name="P12">Неопределённойсть ( сложно оценить эффективность рекламы )</text:p>
        </text:list-item>
        <text:list-item>
          <text:p text:style-name="P12">Общественный характер – нельзя рекламировать наркотики. На счёт табачных изделий, спиртных напитков мнения рознятся</text:p>
        </text:list-item>
        <text:list-item>
          <text:p text:style-name="P12">Всегда содержит сообщение о заказчике</text:p>
        </text:list-item>
        <text:list-item>
          <text:p text:style-name="P12">Небеспрестрастность ( по определению )</text:p>
        </text:list-item>
      </text:list>
      <text:p text:style-name="P13">Цель рекламы предельно проста – заинтересовать потенциального покупателя, чтобы он впоследствии купил продукт именно у данного продавца.</text:p>
      <text:h text:style-name="P41" text:outline-level="2"><text:bookmark-start text:name="__RefHeading___Toc877_1389030250"/><text:soft-page-break/>2.2 Элементы рекламы<text:bookmark-end text:name="__RefHeading___Toc877_1389030250"/></text:h>
      <text:list xml:id="list2561566535" text:style-name="L2">
        <text:list-item>
          <text:p text:style-name="P14">Таргетность</text:p>
        </text:list-item>
        <text:list-item>
          <text:p text:style-name="P14">Внимание</text:p>
        </text:list-item>
        <text:list-item>
          <text:p text:style-name="P16">Представление</text:p>
        </text:list-item>
        <text:list-item>
          <text:p text:style-name="P14">Тренд</text:p>
        </text:list-item>
        <text:list-item>
          <text:p text:style-name="P14">Престиж</text:p>
        </text:list-item>
        <text:list-item>
          <text:p text:style-name="P14">Различные психические феномены</text:p>
        </text:list-item>
      </text:list>
      <text:p text:style-name="P15"><text:span text:style-name="T10">Таргетность</text:span> – технологический прогресс позволяет сайтам собираться в целую сеть и следить за каждым пользователем. Ищешь холодильник? На всех сайтах у тебя будет встречаться реклама с разными бытовыми приборами. Всесоц. сети, сайты, а конкретно твой браузер знает что ты ищешь, чем интересуешься. Таргетность позволяет более хорошо отцеживать аудиторию которая нужна для успешной рекламы.</text:p>
      <text:p text:style-name="P15"><text:span text:style-name="T10">Внимание </text:span>– <text:span text:style-name="T9">если твою рекламу просто не заметят, как о твоём продукте узнают? Важно чтобы реклама была цепляющая взгляд, вызывающая какие-нибудь внутренние эмоции у человека, иначе, он пропустит эту рекламу как сотни других в течении дня ( а ведь это деньги на ветер для компании ). Некоторые компании делают так называемые кликбейты ( click – нажатие, bait – наживка ) - баннер, цель которого привлечь максимальное внимание в ущерб качеству и точности информации. Пример кликбейтов:</text:span></text:p>
      <text:list xml:id="list2043771627" text:style-name="L4">
        <text:list-item>
          <text:p text:style-name="P17">20 ЛЕТ ЭТА ЖЕНЩИНА СИДИТ ПО ШЕЮ В ОЗЕРЕ. ПРИЧИНА ТАКОГО РЕШЕНИЯ ПОРАЖАЕТ!</text:p>
        </text:list-item>
        <text:list-item>
          <text:p text:style-name="P17">КАК МОРГЕНШТЕРН ПОМОГ ДЕТЯМ | ЭЛДЖЕЙ ПРЕДАЛ НАСТЮ ИВЛЕЕВУ?</text:p>
        </text:list-item>
        <text:list-item>
          <text:p text:style-name="P18">Как нам победить <text:span text:style-name="T2">«</text:span><text:span text:style-name="T3">Единую Россию</text:span><text:span text:style-name="T2">»</text:span></text:p>
        </text:list-item>
      </text:list>
      <text:p text:style-name="P19"><text:span text:style-name="T2">О</text:span><text:span text:style-name="T1">чевидно что все названия полный бред, однако, этого хватает для того чтобы привлечь внимание.</text:span></text:p>
      <text:p text:style-name="P19"><text:span text:style-name="T4">Представление</text:span><text:span text:style-name="T1"> – относится как к рекламе так и к маркетингу в общем. Важно грамотно представить свой продукт, чтобы у потенциальных покупателей не было никакого подозрения на счёт продукта. Они должны понимать, что данная покупка именно то, что они хотят.</text:span></text:p>
      <text:p text:style-name="P19"><text:span text:style-name="T4">Тренд</text:span><text:span text:style-name="T1"> – чем лучше рекламщик пользуется мейнстримом ( то что сейчас популярно, все этому следует, постоянно на слуху ), тем больше шанс приобрести покупателя. Люди более склонны приобретать что-то, чем сейчас пользуются многие ( иногда это правда здравый смысл, иногда – нет ). Компании пригребают на свою сторону то, что сейчас уже популярно, а вместе с тем могут представить дополнительные продукты. Тот же феномен идёт во время распродаж ( к примеру чёрная пятница ): люди приходят купить один продукт, покупают то что им нужно, а в придачу ещё всякого хлама.</text:span></text:p>
      <text:p text:style-name="P20"><text:soft-page-break/><text:span text:style-name="T4">Престиж</text:span><text:span text:style-name="T1"> – когда люди видят что изготовитель\спонсор\крёстный отец – какой-то популярный бренд, они не смогут просто не заметить это. К тому же на этом можно немного поднять цену.</text:span></text:p>
      <text:p text:style-name="P20"><text:span text:style-name="T4">Разичные психические факторы</text:span><text:span text:style-name="T1"> – возвращаясь к соц. сетям, вам по подпискам, сообщениям и т.п. могут показывать разные рекламы. У многих появляется желание купить вещицу, когда они видят её у популярного человека ( блогер, стример не важно ) Пример: акула из икеи.</text:span></text:p>
      <text:p text:style-name="P20"><text:span text:style-name="T1">Зная эти понятия, рекламщик может орудовать ими, действуя на тебя, как буд-то зная твои болевые точки.</text:span></text:p>
      <text:h text:style-name="P42" text:outline-level="2"><text:bookmark-start text:name="__RefHeading___Toc879_1389030250"/>2.3 Современные приёмы в рекламе<text:bookmark-end text:name="__RefHeading___Toc879_1389030250"/></text:h>
      <text:list xml:id="list31618989" text:style-name="L6">
        <text:list-item>
          <text:p text:style-name="P22">“надоедливая реклама”</text:p>
        </text:list-item>
      </text:list>
      <text:p text:style-name="P26">Согласно когнитивным искажениям: эффект знакомства с объектом, каскад доступной информации; когда человеку предоставляют несколько предметов на выбор, один из которых он уже видел или о котором постоянно болтают, он выбирает именно этот предмет. Мы уже более склонны внимать тому, что нам вещает Александр Рева.</text:p>
      <text:list xml:id="list234308679771377" text:continue-numbering="true" text:style-name="L6">
        <text:list-item>
          <text:p text:style-name="P22">ретаргетинг</text:p>
        </text:list-item>
      </text:list>
      <text:p text:style-name="P26">Ретаргетинг – когда мы ищем какой-то предмет, потом отвлекаемся\переходим в другую вкладку\забываем, но нам напоминают различными методами, что, мол, “вот твоя корзина осталась ещё не купленной, вернись, оформи всё”. Лучше всего это работает при ретаргетинге в социальных сетях, когда более вероятно поймать человека за прокрастинацией.</text:p>
      <text:list xml:id="list234309410240736" text:continue-numbering="true" text:style-name="L6">
        <text:list-item>
          <text:p text:style-name="P22">лендинг</text:p>
        </text:list-item>
      </text:list>
      <text:p text:style-name="P27">Когда переходишь по баннеру на сайт – страница с товаром сама подстраивается под тебя и показывает только нужный товар. Понятно что ищущему человеку чем быстее найдёт нужный товар на данной странице, тем меньше шанс что он с неё уйдёт</text:p>
      <text:list xml:id="list234307991472491" text:continue-numbering="true" text:style-name="L6">
        <text:list-item>
          <text:p text:style-name="P22">контент маркетинг</text:p>
        </text:list-item>
      </text:list>
      <text:p text:style-name="P27">Компании выкладывают собственный обучающий материал на какую-нибудь тему ( пусть что нибудь из программирования ), а затем на этом же сайте продают аттрибутику для этой профессии ( клавиатуры, мониторы, разного рода части компьютера ). Обычный пользователь, читая материал <text:span text:style-name="T11">могут увидеть надпись магазин и посмотреть что предлагает данный сайт</text:span></text:p>
      <text:list xml:id="list234309284222479" text:continue-numbering="true" text:style-name="L6">
        <text:list-item>
          <text:p text:style-name="P22">продакт плейсмент</text:p>
        </text:list-item>
      </text:list>
      <text:p text:style-name="P28">Объяснить проще на примере. Какой-нибудь вуз проводит мероприятие для студентов, а компания по продаже энергетиков приходит и продаёт университету свой товар по удешевлённой цене. Студенты привыкают к этому вкусу, и впоследствии будут более склонны <text:soft-page-break/>купить его в магазине. <text:span text:style-name="T12">( благодаря эффекту первого впечатления все вложения могут хорошо окупиться )</text:span></text:p>
      <text:list xml:id="list234308083899061" text:continue-numbering="true" text:style-name="L6">
        <text:list-item>
          <text:p text:style-name="P22">реклама в соц. сетях</text:p>
        </text:list-item>
      </text:list>
      <text:p text:style-name="P25"><text:span text:style-name="T13">Достаточно популярным является покупка рекламы у публичных личностей. У них много подписок, лайков, просмотров, репостов и т.п. Покупая рекламу у них на аудитория поддаётся эффекту подчинения авторитету – когда мы видим человека которым мы восхищаемся, и как он пользуется каким-то предметом, в голову приходит мысль что это полезная вещь. Обычно, при покупке такой рекламы, она приобретается не у одной личности, а у целого скопа + может быть у самой платформы тоже. Т.е.: какой нибудь миллионница ( та, у кого миллион подписчиков ) использует красивый футлярчик для еды, неожиданно ( казалось бы ) ты видишь эту коробочку не только у неё, но и у многих других, ты ( если тебе нужно ) естественно зайдёшь на страницу с этим продуктом и посмотришь можно ли купить, и возможно купишь, если будут деньги ( даже если есть более приоритетные цели )</text:span></text:p>
      <text:list xml:id="list234307622177170" text:continue-numbering="true" text:style-name="L6">
        <text:list-item>
          <text:p text:style-name="P24">медийная реклама в рекламной сети ( тавтология, но будем называть всё своими именами )</text:p>
        </text:list-item>
      </text:list>
      <text:p text:style-name="P30">Ты ищешь продукт на одном сайте, а другой, который входит с первым в рекламную сеть, показывает тебе товары, которые подстроенны пот тебя ( сайты в рекламной сети обмениваются собранными данными )</text:p>
      <text:list xml:id="list234307500853273" text:continue-numbering="true" text:style-name="L6">
        <text:list-item>
          <text:list>
            <text:list-item>
              <text:list>
                <text:list-item>
                  <text:list>
                    <text:list-header>
                      <text:p text:style-name="P34"><text:span text:style-name="T14">Ты ищешь продукт на одном сайте, а другой, который входит с первым в рекламную сеть, </text:span></text:p>
                    </text:list-header>
                  </text:list>
                </text:list-item>
              </text:list>
            </text:list-item>
          </text:list>
        </text:list-item>
        <text:list-item>
          <text:p text:style-name="P23">нативная реклама</text:p>
        </text:list-item>
      </text:list>
      <text:p text:style-name="P30">Сайты подстраивают контент рекламы под свой стиль, а пользователь, читая какой нибудь пост или случайную статью, натыкается на этот текст, и возможно заинтересуется данным предметом ( например редакторы сайта Медуза сами предлагают такую услугу, т.к. пользователи быстро определяют явную рекламу и сразу складывается негативное отношение</text:p>
      <text:h text:style-name="P38" text:outline-level="1"><text:bookmark-start text:name="__RefHeading___Toc881_1389030250"/>3. Заключение<text:bookmark-end text:name="__RefHeading___Toc881_1389030250"/></text:h>
      <text:p text:style-name="P31">На данных примерах показана суть рекламы. Как мы подвергаемся её действию из дня в день. Как вода капелька за капелькой может пробить камень, так и реклама действует на нас каждый день, а мы даже не понимаем. </text:p>
      <text:p text:style-name="P31">Для того чтобы любая реклама имела эффект, у потребителя должна быть хотя бы минимальная личная заинтересованность, текст должен быть коротким, но красочным. Сама же реклама должна быть подстроенна под свою аудиторию. Людям за 60 легче посмотреть телевизор или почитать газету, нежели сидеть целый день в инстаграмме или в вк.</text:p>
      <text:p text:style-name="P31">Реклама в наше время настолько эволюционировала, что проникла во все области жизни, тонкой нитью идёт между сферой услуг и сферой купли\продажи.</text:p>
      <text:h text:style-name="P39" text:outline-level="1"><text:bookmark-start text:name="__RefHeading___Toc883_1389030250"/><text:soft-page-break/>4. Список использованной литературы<text:bookmark-end text:name="__RefHeading___Toc883_1389030250"/></text:h>
      <text:list xml:id="list2994178490" text:style-name="L7">
        <text:list-item>
          <text:p text:style-name="P32"><text:a xlink:type="simple" xlink:href="https://goo.gl/UVSuis" text:style-name="Internet_20_link" text:visited-style-name="Visited_20_Internet_20_Link">https://goo.gl/UVSuis</text:a> – <text:span text:style-name="T15">когнитивные искажения</text:span></text:p>
        </text:list-item>
        <text:list-item>
          <text:p text:style-name="P33"><text:a xlink:type="simple" xlink:href="https://goo.gl/QCuFPq" text:style-name="Internet_20_link" text:visited-style-name="Visited_20_Internet_20_Link">https://goo.gl/QCuFPq</text:a> – разное про рекламу</text:p>
        </text:list-item>
        <text:list-item>
          <text:p text:style-name="P33"><text:a xlink:type="simple" xlink:href="https://vc.ru/" text:style-name="Internet_20_link" text:visited-style-name="Visited_20_Internet_20_Link">https://vc.ru/</text:a> - про рекламу</text:p>
        </text:list-item>
      </text:list>
      <text:list xml:id="list234309389399919" text:continue-list="list234307500853273" text:style-name="L6">
        <text:list-header>
          <text:p text:style-name="P29"/>
        </text:list-header>
      </text:list>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Arial, sans-serif"/>
    <style:font-face style:name="apple-system" svg:font-family="apple-system, BlinkMacSystemFont, Roboto, 'Helvetica Neue',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indent="7mm" style:auto-text-indent="false" style:page-number="auto"/>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Salutation"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9:57:23.302500982</meta:creation-date>
    <dc:date>2018-11-29T23:43:07.120542272</dc:date>
    <meta:editing-duration>PT4H20M40S</meta:editing-duration>
    <meta:editing-cycles>20</meta:editing-cycles>
    <meta:generator>LibreOffice/6.0.6.2$Linux_X86_64 LibreOffice_project/00m0$Build-2</meta:generator>
    <meta:document-statistic meta:table-count="0" meta:image-count="0" meta:object-count="0" meta:page-count="7" meta:paragraph-count="78" meta:word-count="1305" meta:character-count="8858" meta:non-whitespace-character-count="7635"/>
  </office:meta>
</office:document-meta>
</file>